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BeanInfoDigester.getXMLIntrosp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InfoDigester.XMLBeanInfoDigester( SAX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InfoDigester.XMLBeanInfoDiges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BeanInfoDigester.setAttributesForPrimitives( boolean attributesForPrimitiv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BeanInfoDigester.getProcessedPropertyNam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InfoDigester.setXMLIntrospector( XMLIntrospector introsp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InfoDigester.getBea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InfoDigester.configu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BeanInfoDigester.setBeanClass( Class bea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InfoDigester.XMLBeanInfoDigester( XML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InfoDigester.isAttributesForPrimitiv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